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5cm" fo:min-width="18.5cm"/>
    </style:style>
    <style:style style:name="gr2" style:family="graphic" style:parent-style-name="standard">
      <style:graphic-properties draw:textarea-horizontal-align="justify" draw:textarea-vertical-align="middle" draw:auto-grow-height="false" fo:min-height="6.65cm" fo:min-width="18.5cm"/>
    </style:style>
    <style:style style:name="gr3" style:family="graphic" style:parent-style-name="standard">
      <style:graphic-properties draw:textarea-horizontal-align="justify" draw:textarea-vertical-align="middle" draw:auto-grow-height="false" fo:min-height="10.65cm" fo:min-width="18.5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3.7cm"/>
    </style:style>
    <style:style style:name="gr5" style:family="graphic" style:parent-style-name="standard">
      <style:graphic-properties draw:textarea-horizontal-align="justify" draw:textarea-vertical-align="middle" draw:auto-grow-height="false" fo:min-height="1.45cm" fo:min-width="9.9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18.5cm"/>
    </style:style>
    <style:style style:name="gr7" style:family="graphic" style:parent-style-name="standard">
      <style:graphic-properties draw:textarea-horizontal-align="justify" draw:textarea-vertical-align="middle" draw:auto-grow-height="false" fo:min-height="5.15cm" fo:min-width="18.5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1.05cm" fo:min-width="0.4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5.25cm" fo:min-width="16.4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3.55cm" fo:min-width="5.9cm"/>
    </style:style>
    <style:style style:name="gr11" style:family="graphic" style:parent-style-name="standard">
      <style:graphic-properties draw:textarea-horizontal-align="justify" draw:textarea-vertical-align="middle" draw:auto-grow-height="false" fo:min-height="3.004cm" fo:min-width="9.1cm"/>
    </style:style>
    <style:style style:name="gr12" style:family="graphic" style:parent-style-name="standard">
      <style:graphic-properties draw:textarea-horizontal-align="justify" draw:textarea-vertical-align="middle" draw:auto-grow-height="false" fo:min-height="0.55cm" fo:min-width="4.1cm"/>
    </style:style>
    <style:style style:name="gr13" style:family="graphic" style:parent-style-name="standard">
      <style:graphic-properties draw:textarea-horizontal-align="justify" draw:textarea-vertical-align="middle" draw:auto-grow-height="false" fo:min-height="0.05cm" fo:min-width="3.5cm"/>
    </style:style>
    <style:style style:name="gr14" style:family="graphic" style:parent-style-name="standard">
      <style:graphic-properties draw:textarea-horizontal-align="justify" draw:textarea-vertical-align="middle" draw:auto-grow-height="false" fo:min-height="0.05cm" fo:min-width="3.9cm"/>
    </style:style>
    <style:style style:name="gr15" style:family="graphic" style:parent-style-name="standard">
      <style:graphic-properties draw:textarea-horizontal-align="justify" draw:textarea-vertical-align="middle" draw:auto-grow-height="false" fo:min-height="0.05cm" fo:min-width="3.7cm"/>
    </style:style>
    <style:style style:name="gr16" style:family="graphic" style:parent-style-name="standard">
      <style:graphic-properties draw:textarea-horizontal-align="justify" draw:textarea-vertical-align="middle" draw:auto-grow-height="false" fo:min-height="0.35cm" fo:min-width="4.2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2.35cm" fo:min-width="5.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2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6.9cm" svg:x="1cm" svg:y="3.8cm">
          <text:p text:style-name="P1">Image slid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cm" svg:height="10.9cm" svg:x="1cm" svg:y="1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2cm" svg:height="2cm" svg:x="1.4cm" svg:y="1.6cm">
          <text:p text:style-name="P1">logo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.4cm" svg:height="1.7cm" svg:x="9cm" svg:y="1.6cm">
          <text:p text:style-name="P1"><text:s/>Achievements <text:s text:c="2"/>contact u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9cm" svg:height="2cm" svg:x="1cm" svg:y="27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9cm" svg:height="5.4cm" svg:x="1cm" svg:y="21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9cm" svg:height="1.3cm" svg:x="18.6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9cm" svg:height="1.3cm" svg:x="2cm" svg:y="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6.9cm" svg:height="5.5cm" svg:x="2.4cm" svg:y="4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4cm" svg:height="3.8cm" svg:x="2.8cm" svg:y="12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9.6cm" svg:height="3.254cm" svg:x="5.7cm" svg:y="23.54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6cm" svg:height="0.8cm" svg:x="8cm" svg:y="22.6cm">
          <text:p text:style-name="P1">Contact us form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cm" svg:height="0.3cm" svg:x="8.2cm" svg:y="28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4cm" svg:height="0.3cm" svg:x="15cm" svg:y="28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2cm" svg:height="0.3cm" svg:x="1.8cm" svg:y="28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7cm" svg:height="0.6cm" svg:x="8.3cm" svg:y="11.8cm">
          <text:p text:style-name="P1">Achievements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6.4cm" svg:height="2.6cm" svg:x="2.8cm" svg:y="12.7cm">
          <text:p text:style-name="P1">card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6.4cm" svg:height="2.6cm" svg:x="10.9cm" svg:y="12.9cm">
          <text:p text:style-name="P1">card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4cm" svg:height="3.8cm" svg:x="10.9cm" svg:y="12.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6.4cm" svg:height="2.6cm" svg:x="2.8cm" svg:y="17cm">
          <text:p text:style-name="P1">card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4cm" svg:height="3.8cm" svg:x="2.8cm" svg:y="1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6.4cm" svg:height="2.6cm" svg:x="10.9cm" svg:y="17.1cm">
          <text:p text:style-name="P1">card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4cm" svg:height="3.8cm" svg:x="10.9cm" svg:y="17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8T20:53:55.517318634</meta:creation-date>
    <dc:date>2020-03-25T21:10:25.136852544</dc:date>
    <meta:editing-duration>PT2H36M15S</meta:editing-duration>
    <meta:editing-cycles>8</meta:editing-cycles>
    <meta:generator>LibreOffice/6.0.7.3$Linux_X86_64 LibreOffice_project/00m0$Build-3</meta:generator>
    <meta:document-statistic meta:object-count="24"/>
  </office:meta>
</office:document-meta>
</file>